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/>
    </style:style>
    <style:style style:name="gr6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8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/>
    </style:style>
    <style:style style:name="gr10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/>
    </style:style>
    <style:style style:name="gr11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2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/>
    </style:style>
    <style:style style:name="gr1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987cm" draw:shadow-opacity="50%"/>
    </style:style>
    <style:style style:name="gr14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691cm" draw:shadow-opacity="50%"/>
    </style:style>
    <style:style style:name="gr15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9.686cm" draw:shadow-opacity="50%"/>
    </style:style>
    <style:style style:name="gr1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74cm" draw:shadow-opacity="50%"/>
    </style:style>
    <style:style style:name="gr1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81cm" draw:shadow-opacity="50%"/>
    </style:style>
    <style:style style:name="gr18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/>
    </style:style>
    <style:style style:name="gr19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20" style:family="graphic" style:parent-style-name="Default_5f_1">
      <style:graphic-properties draw:stroke="none" draw:fill="none" draw:textarea-horizontal-align="center" draw:textarea-vertical-align="middle" fo:min-height="0.01cm" fo:padding-top="0cm" fo:padding-bottom="0cm" fo:padding-left="0cm" fo:padding-right="0cm"/>
    </style:style>
    <style:style style:name="gr21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/>
    </style:style>
    <style:style style:name="gr22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/>
    </style:style>
    <style:style style:name="gr23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91cm" draw:shadow-opacity="50%"/>
    </style:style>
    <style:style style:name="gr2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997cm" draw:shadow-opacity="50%"/>
    </style:style>
    <style:style style:name="gr2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41cm" draw:shadow-opacity="50%"/>
    </style:style>
    <style:style style:name="gr27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28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3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41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gr44" style:family="graphic" style:parent-style-name="Default_5f_1">
      <style:graphic-properties draw:stroke="none" draw:fill="none" draw:textarea-horizontal-align="left" draw:textarea-vertical-align="middle" draw:auto-grow-width="true" fo:min-height="0.158cm" fo:min-width="0.548cm" fo:padding-top="0cm" fo:padding-bottom="0cm" fo:padding-left="0cm" fo:padding-right="0cm"/>
    </style:style>
    <style:style style:name="gr45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46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7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8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49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50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67cm" fo:padding-top="0cm" fo:padding-bottom="0cm" fo:padding-left="0cm" fo:padding-right="0cm"/>
    </style:style>
    <style:style style:name="gr51" style:family="graphic" style:parent-style-name="objectwithoutfill">
      <style:graphic-properties svg:stroke-width="0.03cm" svg:stroke-color="#00cc00" draw:marker-start="Circle" draw:marker-start-width="0.08cm" draw:marker-end="Double_20_Arrow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53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/>
    </style:style>
    <style:style style:name="gr54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55" style:family="graphic" style:parent-style-name="Default_5f_1">
      <style:graphic-properties draw:stroke="none" draw:fill="none" fo:min-height="0.159cm"/>
    </style:style>
    <style:style style:name="gr56" style:family="graphic" style:parent-style-name="Default_5f_1">
      <style:graphic-properties draw:stroke="none" draw:fill="none" fo:min-height="0.158cm"/>
    </style:style>
    <style:style style:name="gr5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948cm" draw:shadow-opacity="50%"/>
    </style:style>
    <style:style style:name="gr58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415cm" draw:shadow-opacity="50%"/>
    </style:style>
    <style:style style:name="gr59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8.949cm" draw:shadow-opacity="50%"/>
    </style:style>
    <style:style style:name="gr60" style:family="graphic" style:parent-style-name="standard">
      <style:graphic-properties svg:stroke-color="#333333" draw:fill-color="#808080" draw:opacity="50%" draw:textarea-horizontal-align="justify" draw:textarea-vertical-align="middle" draw:auto-grow-height="false" fo:min-height="0.448cm" fo:min-width="0cm" draw:shadow-opacity="50%"/>
    </style:style>
    <style:style style:name="gr61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width="0.01cm" svg:stroke-color="#333333" draw:marker-start-width="0.035cm" draw:marker-end-width="0.035cm" draw:fill="solid" draw:fill-color="#33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63" style:family="graphic" style:parent-style-name="objectwithoutfill">
      <style:graphic-properties svg:stroke-width="0.01cm" svg:stroke-color="#333333" draw:marker-start-width="0.02cm" draw:marker-end-width="0.02cm" draw:fill="solid" draw:fill-color="#333333" draw:textarea-horizontal-align="center" draw:textarea-vertical-align="middle" fo:padding-top="0.13cm" fo:padding-bottom="0.13cm" fo:padding-left="0.255cm" fo:padding-right="0.255cm"/>
    </style:style>
    <style:style style:name="gr64" style:family="graphic" style:parent-style-name="objectwithoutfill">
      <style:graphic-properties svg:stroke-width="0.01cm" svg:stroke-color="#666666" draw:marker-start-width="0.035cm" draw:marker-end-width="0.035cm" draw:fill="solid" draw:fill-color="#666666" draw:textarea-horizontal-align="center" draw:textarea-vertical-align="middle" fo:padding-top="0.13cm" fo:padding-bottom="0.13cm" fo:padding-left="0.255cm" fo:padding-right="0.255cm"/>
    </style:style>
    <style:style style:name="gr65" style:family="graphic" style:parent-style-name="objectwithoutfill">
      <style:graphic-properties svg:stroke-width="0.01cm" svg:stroke-color="#333333" draw:marker-start-width="0.335cm" draw:marker-end-width="0.335cm" draw:fill="none" draw:textarea-horizontal-align="center" draw:textarea-vertical-align="middle" fo:padding-top="0.13cm" fo:padding-bottom="0.13cm" fo:padding-left="0.255cm" fo:padding-right="0.255cm"/>
    </style:style>
    <style:style style:name="gr66" style:family="graphic" style:parent-style-name="objectwithoutfill">
      <style:graphic-properties svg:stroke-width="0.01cm" svg:stroke-color="#333333" draw:marker-start-width="0.335cm" draw:marker-end="Arrow" draw:marker-end-width="0.045cm" draw:fill="none" draw:textarea-horizontal-align="center" draw:textarea-vertical-align="middle" fo:padding-top="0.13cm" fo:padding-bottom="0.13cm" fo:padding-left="0.255cm" fo:padding-right="0.255cm"/>
    </style:style>
    <style:style style:name="gr67" style:family="graphic" style:parent-style-name="Default_5f_1">
      <style:graphic-properties draw:stroke="none" draw:fill="none" draw:textarea-horizontal-align="left" draw:textarea-vertical-align="middle" fo:min-height="0.12cm" fo:padding-top="0cm" fo:padding-bottom="0cm" fo:padding-left="0cm" fo:padding-right="0cm"/>
    </style:style>
    <style:style style:name="gr68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/>
    </style:style>
    <style:style style:name="gr69" style:family="graphic" style:parent-style-name="Default_5f_1">
      <style:graphic-properties draw:stroke="none" draw:fill="none" draw:textarea-horizontal-align="left" draw:textarea-vertical-align="middle" draw:auto-grow-width="true" fo:min-height="0.04cm" fo:padding-top="0cm" fo:padding-bottom="0cm" fo:padding-left="0cm" fo:padding-right="0cm"/>
    </style:style>
    <style:style style:name="gr70" style:family="graphic" style:parent-style-name="Default_5f_1">
      <style:graphic-properties draw:stroke="none" draw:fill="none" draw:textarea-horizontal-align="left" draw:textarea-vertical-align="middle" draw:auto-grow-width="true" fo:min-height="0.179cm" fo:min-width="0.093cm" fo:padding-top="0cm" fo:padding-bottom="0cm" fo:padding-left="0cm" fo:padding-right="0cm"/>
    </style:style>
    <style:style style:name="gr71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.14cm" fo:padding-bottom="0.14cm" fo:padding-left="0.265cm" fo:padding-right="0.265cm"/>
    </style:style>
    <style:style style:name="gr72" style:family="graphic" style:parent-style-name="standard">
      <style:graphic-properties draw:stroke="none" svg:stroke-width="0cm" svg:stroke-color="#666666" draw:marker-start-width="0.395cm" draw:marker-end-width="0.395cm" draw:fill="solid" draw:fill-color="#666666" draw:opacity="100%" draw:textarea-horizontal-align="justify" draw:textarea-vertical-align="middle" draw:auto-grow-height="false" fo:min-height="0cm" fo:min-width="0cm" fo:padding-top="0.14cm" fo:padding-bottom="0.14cm" fo:padding-left="0.265cm" fo:padding-right="0.265cm" draw:shadow="hidden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41cm" fo:min-width="0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loext:graphic-properties draw:fill="solid" draw:fill-color="#00cc0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color="#0000ff" style:font-name="Cantarell1" fo:font-size="4pt" style:font-size-asian="18pt" style:font-size-complex="18pt"/>
    </style:style>
    <style:style style:name="P9" style:family="paragraph">
      <loext:graphic-properties draw:fill-color="#999999" draw:opacity="50%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ff3333" draw:opacity="50%"/>
      <style:paragraph-properties fo:text-align="center"/>
    </style:style>
    <style:style style:name="P12" style:family="paragraph">
      <loext:graphic-properties draw:fill-color="#333333" draw:opacity="50%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  <style:text-properties fo:color="#0000ff" style:font-name="Cantarell1" fo:font-size="4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color="#c5000b"/>
    </style:style>
    <style:style style:name="P16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17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18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3pt" style:font-size-asian="4pt" style:font-size-complex="4pt"/>
    </style:style>
    <style:style style:name="P21" style:family="paragraph">
      <loext:graphic-properties draw:fill="none" draw:fill-color="#ffffff"/>
      <style:text-properties fo:color="#004586" style:font-name="Cantarell1" fo:font-size="3pt" style:font-size-asian="4pt" style:font-size-complex="4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P25" style:family="paragraph">
      <loext:graphic-properties draw:fill="solid" draw:fill-color="#666666"/>
      <style:paragraph-properties fo:text-align="center"/>
    </style:style>
    <style:style style:name="P26" style:family="paragraph">
      <loext:graphic-properties draw:fill="none"/>
      <style:paragraph-properties fo:text-align="start"/>
      <style:text-properties fo:color="#00cc00" style:font-name="Cantarell1" fo:font-size="4pt" fo:font-weight="normal" style:font-size-asian="18pt" style:font-size-complex="18pt"/>
    </style:style>
    <style:style style:name="P27" style:family="paragraph">
      <loext:graphic-properties draw:opacity="50%"/>
      <style:paragraph-properties fo:text-align="center"/>
      <style:text-properties fo:color="#004586" style:font-name="Cantarell1" fo:font-size="5pt" style:font-size-asian="18pt" style:font-size-complex="18pt"/>
    </style:style>
    <style:style style:name="P28" style:family="paragraph">
      <loext:graphic-properties draw:fill-color="#6699cc"/>
      <style:paragraph-properties fo:text-align="center"/>
    </style:style>
    <style:style style:name="P29" style:family="paragraph">
      <loext:graphic-properties draw:fill="none"/>
      <style:paragraph-properties fo:text-align="end"/>
    </style:style>
    <style:style style:name="P30" style:family="paragraph">
      <loext:graphic-properties draw:fill-color="#808080" draw:opacity="50%"/>
      <style:paragraph-properties fo:text-align="center"/>
    </style:style>
    <style:style style:name="P31" style:family="paragraph">
      <loext:graphic-properties draw:fill="solid" draw:fill-color="#333333"/>
      <style:paragraph-properties fo:text-align="center"/>
    </style:style>
    <style:style style:name="P32" style:family="paragraph">
      <loext:graphic-properties draw:fill="none"/>
      <style:paragraph-properties fo:text-align="end"/>
      <style:text-properties fo:font-size="2pt" style:font-size-asian="18pt" style:font-size-complex="18pt"/>
    </style:style>
    <style:style style:name="P33" style:family="paragraph">
      <style:paragraph-properties fo:text-align="start"/>
      <style:text-properties fo:color="#3333ff" style:font-size-asian="18pt" style:font-size-complex="18pt"/>
    </style:style>
    <style:style style:name="P34" style:family="paragraph">
      <loext:graphic-properties draw:fill="none"/>
      <style:paragraph-properties fo:text-align="start"/>
      <style:text-properties fo:color="#3333ff" style:font-name="Cantarell1" fo:font-size="4pt" style:font-size-asian="18pt" style:font-size-complex="18pt"/>
    </style:style>
    <style:style style:name="P35" style:family="paragraph">
      <loext:graphic-properties draw:fill="solid" draw:fill-color="#666666" draw:opacity="100%"/>
      <style:paragraph-properties fo:text-align="center"/>
    </style:style>
    <style:style style:name="P36" style:family="paragraph">
      <loext:graphic-properties draw:fill="none" draw:fill-color="#ffffff"/>
      <style:text-properties fo:color="#666666" style:font-name="Cantarell1" fo:font-size="3pt" style:font-size-asian="18pt" style:font-size-complex="18pt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00ff" style:font-name="Cantarell1" fo:font-size="4pt" style:font-size-asian="18pt" style:font-size-complex="18pt"/>
    </style:style>
    <style:style style:name="T6" style:family="text">
      <style:text-properties fo:color="#c5000b" fo:font-size="4pt" style:font-size-asian="4pt" style:font-size-complex="4pt"/>
    </style:style>
    <style:style style:name="T7" style:family="text">
      <style:text-properties fo:color="#004586" style:font-name="Cantarell1" fo:font-size="4pt" style:font-size-asian="4.40000009536743pt" style:font-size-complex="4.40000009536743pt"/>
    </style:style>
    <style:style style:name="T8" style:family="text">
      <style:text-properties fo:color="#004586" style:font-name="Cantarell1" fo:font-size="3pt" style:font-size-asian="4pt" style:font-size-complex="4pt"/>
    </style:style>
    <style:style style:name="T9" style:family="text">
      <style:text-properties fo:color="#004586" style:font-name="Cantarell1" fo:font-size="4pt" style:font-size-asian="4pt" style:font-size-complex="4pt"/>
    </style:style>
    <style:style style:name="T10" style:family="text">
      <style:text-properties fo:color="#333333" style:font-name="Cantarell1" fo:font-size="4pt" style:font-size-asian="18pt" style:font-size-complex="18pt"/>
    </style:style>
    <style:style style:name="T11" style:family="text">
      <style:text-properties fo:color="#00cc00" style:font-name="Cantarell1" fo:font-size="4pt" fo:font-weight="normal" style:font-size-asian="18pt" style:font-size-complex="18pt"/>
    </style:style>
    <style:style style:name="T12" style:family="text">
      <style:text-properties fo:color="#004586" style:font-name="Cantarell1" fo:font-size="5pt" style:font-size-asian="18pt" style:font-size-complex="18pt"/>
    </style:style>
    <style:style style:name="T13" style:family="text">
      <style:text-properties fo:color="#004586" fo:font-size="4pt" style:font-size-asian="4pt" style:font-size-complex="4pt"/>
    </style:style>
    <style:style style:name="T14" style:family="text">
      <style:text-properties fo:font-size="2pt" style:font-size-asian="18pt" style:font-size-complex="18pt"/>
    </style:style>
    <style:style style:name="T15" style:family="text">
      <style:text-properties style:font-name="Cantarell1" fo:font-size="4pt"/>
    </style:style>
    <style:style style:name="T16" style:family="text">
      <style:text-properties fo:color="#666666" style:font-name="Cantarell1" fo:font-size="3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</text:span><text:span text:style-name="T2">C</text:span><text:span text:style-name="T2">B</text:span><text:span text:style-name="T2"> </text:span><text:span text:style-name="T2">v</text:span><text:span text:style-name="T2">1</text:span></text:p>
            <text:p><text:span text:style-name="T3">m</text:span><text:span text:style-name="T3">y</text:span><text:span text:style-name="T3">s</text:span><text:span text:style-name="T3">G</text:span><text:span text:style-name="T3">a</text:span><text:span text:style-name="T3">r</text:span><text:span text:style-name="T3">a</text:span><text:span text:style-name="T3">g</text:span><text:span text:style-name="T3">e</text:span><text:span text:style-name="T3">D</text:span><text:span text:style-name="T3">o</text:span><text:span text:style-name="T3">o</text:span><text:span text:style-name="T3">r</text:span><text:span text:style-name="T3">s</text:span><text:span text:style-name="T3"> </text:span><text:span text:style-name="T3">v</text:span><text:span text:style-name="T3">1</text:span><text:span text:style-name="T3">.</text:span><text:span text:style-name="T3">2</text:span><text:span text:style-name="T3">0</text:span><text:span text:style-name="T3">1</text:span><text:span text:style-name="T3">7</text:span></text:p>
            <text:p><text:span text:style-name="T3">C</text:span><text:span text:style-name="T3">o</text:span><text:span text:style-name="T3">p</text:span><text:span text:style-name="T3">y</text:span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@</text:span><text:span text:style-name="T3"> </text:span><text:span text:style-name="T3">2</text:span><text:span text:style-name="T3">0</text:span><text:span text:style-name="T3">1</text:span><text:span text:style-name="T3">7</text:span><text:span text:style-name="T3"> </text:span><text:span text:style-name="T3">P</text:span><text:span text:style-name="T3">i</text:span><text:span text:style-name="T3">e</text:span><text:span text:style-name="T3">r</text:span><text:span text:style-name="T3">r</text:span><text:span text:style-name="T3">e</text:span><text:span text:style-name="T3"> </text:span><text:span text:style-name="T3">W</text:span><text:span text:style-name="T3">i</text:span><text:span text:style-name="T3">e</text:span><text:span text:style-name="T3">s</text:span><text:span text:style-name="T3">e</text:span><text:span text:style-name="T3">r</text:span><text:span text:style-name="T3"> </text:span><text:span text:style-name="T3">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</text:span><text:span text:style-name="T4">a</text:span><text:span text:style-name="T4">s</text:span><text:span text:style-name="T4">t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4">d</text:span><text:span text:style-name="T4"> </text:span><text:span text:style-name="T4">o</text:span><text:span text:style-name="T4">n</text:span><text:span text:style-name="T4"> </text:span><text:span text:style-name="T4">2</text:span><text:span text:style-name="T4">0</text:span><text:span text:style-name="T4">1</text:span><text:span text:style-name="T4">7</text:span><text:span text:style-name="T4">-</text:span><text:span text:style-name="T4">0</text:span><text:span text:style-name="T4">5</text:span><text:span text:style-name="T4">-</text:span><text:span text:style-name="T4">0</text:span><text:span text:style-name="T4">1</text:span></text:p>
          </draw:text-box>
        </draw:frame>
        <draw:line draw:style-name="gr5" draw:text-style-name="P1" draw:layer="coupures" svg:x1="11.957cm" svg:y1="12.358cm" svg:x2="11.957cm" svg:y2="8.557cm">
          <text:p/>
        </draw:line>
        <draw:line draw:style-name="gr6" draw:text-style-name="P6" draw:layer="straps" svg:x1="7.151cm" svg:y1="11.506cm" svg:x2="7.142cm" svg:y2="6.62cm">
          <text:p/>
        </draw:line>
        <draw:line draw:style-name="gr6" draw:text-style-name="P6" draw:layer="straps" svg:x1="7.147cm" svg:y1="12.793cm" svg:x2="7.147cm" svg:y2="11.438cm">
          <text:p/>
        </draw:line>
        <draw:line draw:style-name="gr7" draw:text-style-name="P1" draw:layer="coupures" svg:x1="16.161cm" svg:y1="12.086cm" svg:x2="16.161cm" svg:y2="11.65cm">
          <text:p/>
        </draw:line>
        <draw:line draw:style-name="gr8" draw:text-style-name="P6" draw:layer="straps" svg:x1="7.398cm" svg:y1="13.549cm" svg:x2="7.398cm" svg:y2="12.467cm">
          <text:p/>
        </draw:line>
        <draw:frame draw:style-name="gr9" draw:text-style-name="P8" draw:layer="composants" svg:width="1.048cm" svg:height="0.179cm" svg:x="17.791cm" svg:y="11.919cm">
          <draw:text-box>
            <text:p text:style-name="P7"><text:span text:style-name="T5">M</text:span><text:span text:style-name="T5">o</text:span><text:span text:style-name="T5">t</text:span><text:span text:style-name="T5">o</text:span><text:span text:style-name="T5">r</text:span><text:span text:style-name="T5"> </text:span><text:span text:style-name="T5">+</text:span><text:span text:style-name="T5">/</text:span><text:span text:style-name="T5">-</text:span><text:span text:style-name="T5"> </text:span><text:span text:style-name="T5">2</text:span><text:span text:style-name="T5">4</text:span><text:span text:style-name="T5">v</text:span></text:p>
          </draw:text-box>
        </draw:frame>
        <draw:frame draw:style-name="gr9" draw:text-style-name="P8" draw:layer="composants" svg:width="1.048cm" svg:height="0.179cm" svg:x="17.791cm" svg:y="11.672cm">
          <draw:text-box>
            <text:p text:style-name="P7"><text:span text:style-name="T5">M</text:span><text:span text:style-name="T5">o</text:span><text:span text:style-name="T5">t</text:span><text:span text:style-name="T5">o</text:span><text:span text:style-name="T5">r</text:span><text:span text:style-name="T5"> </text:span><text:span text:style-name="T5">+</text:span><text:span text:style-name="T5">/</text:span><text:span text:style-name="T5">-</text:span><text:span text:style-name="T5"> </text:span><text:span text:style-name="T5">2</text:span><text:span text:style-name="T5">4</text:span><text:span text:style-name="T5">v</text:span></text:p>
          </draw:text-box>
        </draw:frame>
        <draw:g>
          <draw:custom-shape draw:style-name="gr10" draw:text-style-name="P9" draw:layer="composants" svg:width="0.256cm" svg:height="0.993cm" draw:transform="rotate (-3.14159265358979) translate (13.1cm 9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composants" svg:width="0.077cm" svg:height="0.078cm" draw:transform="rotate (-3.14159265358979) translate (13.011cm 9.4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77cm" svg:height="0.077cm" draw:transform="rotate (-3.14159265358979) translate (13.011cm 9.2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77cm" svg:height="0.078cm" draw:transform="rotate (-3.14159265358979) translate (13.011cm 8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77cm" svg:height="0.077cm" draw:transform="rotate (-3.14159265358979) translate (13.011cm 8.7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9" draw:layer="composants" svg:width="0.256cm" svg:height="0.746cm" draw:transform="rotate (-3.14159265358979) translate (11.06cm 9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composants" svg:width="0.077cm" svg:height="0.078cm" draw:transform="rotate (-3.14159265358979) translate (10.975cm 8.9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77cm" svg:height="0.077cm" draw:transform="rotate (-3.14159265358979) translate (10.968cm 8.7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77cm" svg:height="0.077cm" draw:transform="rotate (-3.14159265358979) translate (10.968cm 8.4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6" draw:layer="straps" svg:x1="7.384cm" svg:y1="12.017cm" svg:x2="7.384cm" svg:y2="8.393cm">
          <text:p/>
        </draw:line>
        <draw:custom-shape draw:style-name="gr13" draw:text-style-name="P11" draw:layer="Tensions" svg:width="2.487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Tensions" svg:width="2.191cm" svg:height="0.18cm" svg:x="9.518cm" svg:y="11.3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Tensions" svg:width="10.186cm" svg:height="0.18cm" svg:x="6.972cm" svg:y="12.6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Tensions" svg:width="10.174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Tensions" svg:width="10.18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Board" svg:x1="4.964cm" svg:y1="10.081cm" svg:x2="13.503cm" svg:y2="10.081cm">
          <text:p/>
        </draw:line>
        <draw:frame draw:style-name="gr20" draw:text-style-name="P14" draw:layer="composants" svg:width="0.372cm" svg:height="0.179cm" svg:x="7.165cm" svg:y="5.781cm">
          <draw:text-box>
            <text:p text:style-name="P13"><text:span text:style-name="T5">+</text:span><text:span text:style-name="T5">2</text:span><text:span text:style-name="T5">4</text:span><text:span text:style-name="T5">V</text:span></text:p>
          </draw:text-box>
        </draw:frame>
        <draw:frame draw:style-name="gr21" draw:text-style-name="P15" draw:layer="composants" svg:width="0.918cm" svg:height="0.158cm" svg:x="7.187cm" svg:y="5.56cm">
          <draw:text-box>
            <text:p text:style-name="P2"><text:span text:style-name="T6">A</text:span><text:span text:style-name="T6">l</text:span><text:span text:style-name="T6">i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22" draw:text-style-name="P14" draw:layer="composants" svg:width="0.324cm" svg:height="0.179cm" svg:x="7.723cm" svg:y="5.781cm">
          <draw:text-box>
            <text:p text:style-name="P13"><text:span text:style-name="T5">G</text:span><text:span text:style-name="T5">N</text:span><text:span text:style-name="T5">D</text:span></text:p>
          </draw:text-box>
        </draw:frame>
        <draw:line draw:style-name="gr23" draw:text-style-name="P6" draw:layer="straps" svg:x1="7.403cm" svg:y1="6.7cm" svg:x2="7.381cm" svg:y2="6.366cm">
          <text:p/>
        </draw:line>
        <draw:custom-shape draw:style-name="gr24" draw:text-style-name="P12" draw:layer="Tensions" svg:width="10.19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straps" svg:x1="7.397cm" svg:y1="12.539cm" svg:x2="7.386cm" svg:y2="11.94cm">
          <text:p/>
        </draw:line>
        <draw:custom-shape draw:style-name="gr25" draw:text-style-name="P12" draw:layer="Tensions" svg:width="2.49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straps" svg:x1="7.904cm" svg:y1="6.948cm" svg:x2="7.889cm" svg:y2="6.35cm">
          <text:p/>
        </draw:line>
        <draw:line draw:style-name="gr8" draw:text-style-name="P6" draw:layer="straps" svg:x1="7.395cm" svg:y1="8.48cm" svg:x2="7.39cm" svg:y2="6.865cm">
          <text:p/>
        </draw:line>
        <draw:custom-shape draw:style-name="gr26" draw:text-style-name="P12" draw:layer="Tensions" svg:width="0.91cm" svg:height="0.18cm" svg:x="12.215cm" svg:y="11.39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coupures" svg:x1="11.069cm" svg:y1="7.513cm" svg:x2="11.069cm" svg:y2="6.537cm">
          <text:p/>
        </draw:line>
        <draw:line draw:style-name="gr8" draw:text-style-name="P6" draw:layer="straps" svg:x1="11.711cm" svg:y1="8.44cm" svg:x2="11.711cm" svg:y2="7.401cm">
          <text:p/>
        </draw:line>
        <draw:g>
          <draw:path draw:style-name="gr27" draw:text-style-name="P16" draw:layer="composants" svg:width="4.319cm" svg:height="1.849cm" draw:transform="rotate (-1.5707963267949) translate (12.878cm 8.297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28" draw:text-style-name="P17" draw:layer="composants" svg:width="0.08cm" svg:height="0.08cm" svg:x="11.154cm" svg:y="8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8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9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9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9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0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0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0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0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1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1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1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1.154cm" svg:y="12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8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8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9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9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9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9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0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0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0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1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1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1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1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draw:layer="composants" svg:width="0.08cm" svg:height="0.08cm" svg:x="12.679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8" draw:layer="composants" svg:width="0.507cm" svg:height="0.546cm" svg:x="11.702cm" svg:y="8.137cm">
            <text:p text:style-name="P2"><text:span text:style-name="T7">USB</text:span></text:p>
            <draw:enhanced-geometry svg:viewBox="0 0 21600 21600" draw:type="rectangle" draw:enhanced-path="M 0 0 L 21600 0 21600 21600 0 21600 0 0 Z N"/>
          </draw:custom-shape>
          <draw:frame draw:style-name="gr30" draw:text-style-name="P20" draw:layer="composants" svg:width="0.315cm" svg:height="0.158cm" svg:x="12.317cm" svg:y="11.399cm">
            <draw:text-box>
              <text:p text:style-name="P19"><text:span text:style-name="T8">G</text:span><text:span text:style-name="T8">N</text:span><text:span text:style-name="T8">D</text:span></text:p>
            </draw:text-box>
          </draw:frame>
          <draw:frame draw:style-name="gr31" draw:text-style-name="P21" draw:layer="composants" svg:width="0.171cm" svg:height="0.158cm" svg:x="11.296cm" svg:y="9.364cm">
            <draw:text-box>
              <text:p><text:span text:style-name="T8">A</text:span><text:span text:style-name="T8">0</text:span></text:p>
            </draw:text-box>
          </draw:frame>
          <draw:frame draw:style-name="gr31" draw:text-style-name="P21" draw:layer="composants" svg:width="0.171cm" svg:height="0.158cm" svg:x="11.296cm" svg:y="9.882cm">
            <draw:text-box>
              <text:p><text:span text:style-name="T8">A</text:span><text:span text:style-name="T8">2</text:span></text:p>
            </draw:text-box>
          </draw:frame>
          <draw:frame draw:style-name="gr31" draw:text-style-name="P21" draw:layer="composants" svg:width="0.171cm" svg:height="0.158cm" svg:x="11.296cm" svg:y="9.628cm">
            <draw:text-box>
              <text:p><text:span text:style-name="T8">A</text:span><text:span text:style-name="T8">1</text:span></text:p>
            </draw:text-box>
          </draw:frame>
          <draw:frame draw:style-name="gr32" draw:text-style-name="P21" draw:layer="composants" svg:width="0.26cm" svg:height="0.158cm" svg:x="11.296cm" svg:y="11.916cm">
            <draw:text-box>
              <text:p><text:span text:style-name="T8">G</text:span><text:span text:style-name="T8">N</text:span><text:span text:style-name="T8">D</text:span></text:p>
            </draw:text-box>
          </draw:frame>
          <draw:frame draw:style-name="gr31" draw:text-style-name="P21" draw:layer="composants" svg:width="0.171cm" svg:height="0.158cm" svg:x="11.296cm" svg:y="10.133cm">
            <draw:text-box>
              <text:p><text:span text:style-name="T8">A</text:span><text:span text:style-name="T8">3</text:span></text:p>
            </draw:text-box>
          </draw:frame>
          <draw:frame draw:style-name="gr30" draw:text-style-name="P20" draw:layer="composants" svg:width="0.315cm" svg:height="0.158cm" svg:x="12.317cm" svg:y="12.156cm">
            <draw:text-box>
              <text:p text:style-name="P19"><text:span text:style-name="T8">T</text:span><text:span text:style-name="T8">X</text:span><text:span text:style-name="T8">1</text:span></text:p>
            </draw:text-box>
          </draw:frame>
          <draw:frame draw:style-name="gr30" draw:text-style-name="P20" draw:layer="composants" svg:width="0.315cm" svg:height="0.158cm" svg:x="12.317cm" svg:y="11.909cm">
            <draw:text-box>
              <text:p text:style-name="P19"><text:span text:style-name="T8">R</text:span><text:span text:style-name="T8">X</text:span><text:span text:style-name="T8">0</text:span></text:p>
            </draw:text-box>
          </draw:frame>
          <draw:frame draw:style-name="gr30" draw:text-style-name="P20" draw:layer="composants" svg:width="0.315cm" svg:height="0.158cm" svg:x="12.317cm" svg:y="11.66cm">
            <draw:text-box>
              <text:p text:style-name="P19"><text:span text:style-name="T8">R</text:span><text:span text:style-name="T8">S</text:span><text:span text:style-name="T8">T</text:span></text:p>
            </draw:text-box>
          </draw:frame>
          <draw:frame draw:style-name="gr33" draw:text-style-name="P20" draw:layer="composants" svg:width="0.185cm" svg:height="0.158cm" svg:x="12.447cm" svg:y="11.152cm">
            <draw:text-box>
              <text:p text:style-name="P19"><text:span text:style-name="T8">D</text:span><text:span text:style-name="T8">2</text:span></text:p>
            </draw:text-box>
          </draw:frame>
          <draw:frame draw:style-name="gr33" draw:text-style-name="P20" draw:layer="composants" svg:width="0.185cm" svg:height="0.158cm" svg:x="12.447cm" svg:y="10.904cm">
            <draw:text-box>
              <text:p text:style-name="P19"><text:span text:style-name="T8">D</text:span><text:span text:style-name="T8">3</text:span></text:p>
            </draw:text-box>
          </draw:frame>
          <draw:frame draw:style-name="gr33" draw:text-style-name="P20" draw:layer="composants" svg:width="0.185cm" svg:height="0.158cm" svg:x="12.447cm" svg:y="10.647cm">
            <draw:text-box>
              <text:p text:style-name="P19"><text:span text:style-name="T8">D</text:span><text:span text:style-name="T8">4</text:span></text:p>
            </draw:text-box>
          </draw:frame>
          <draw:frame draw:style-name="gr33" draw:text-style-name="P20" draw:layer="composants" svg:width="0.185cm" svg:height="0.158cm" svg:x="12.447cm" svg:y="10.393cm">
            <draw:text-box>
              <text:p text:style-name="P19"><text:span text:style-name="T8">D</text:span><text:span text:style-name="T8">5</text:span></text:p>
            </draw:text-box>
          </draw:frame>
          <draw:frame draw:style-name="gr33" draw:text-style-name="P20" draw:layer="composants" svg:width="0.185cm" svg:height="0.158cm" svg:x="12.447cm" svg:y="10.145cm">
            <draw:text-box>
              <text:p text:style-name="P19"><text:span text:style-name="T8">D</text:span><text:span text:style-name="T8">6</text:span></text:p>
            </draw:text-box>
          </draw:frame>
          <draw:frame draw:style-name="gr33" draw:text-style-name="P20" draw:layer="composants" svg:width="0.185cm" svg:height="0.158cm" svg:x="12.447cm" svg:y="9.884cm">
            <draw:text-box>
              <text:p text:style-name="P19"><text:span text:style-name="T8">D</text:span><text:span text:style-name="T8">7</text:span></text:p>
            </draw:text-box>
          </draw:frame>
          <draw:frame draw:style-name="gr33" draw:text-style-name="P20" draw:layer="composants" svg:width="0.185cm" svg:height="0.158cm" svg:x="12.447cm" svg:y="9.633cm">
            <draw:text-box>
              <text:p text:style-name="P19"><text:span text:style-name="T8">D</text:span><text:span text:style-name="T8">8</text:span></text:p>
            </draw:text-box>
          </draw:frame>
          <draw:frame draw:style-name="gr33" draw:text-style-name="P20" draw:layer="composants" svg:width="0.185cm" svg:height="0.158cm" svg:x="12.447cm" svg:y="9.375cm">
            <draw:text-box>
              <text:p text:style-name="P19"><text:span text:style-name="T8">D</text:span><text:span text:style-name="T8">9</text:span></text:p>
            </draw:text-box>
          </draw:frame>
          <draw:frame draw:style-name="gr34" draw:text-style-name="P20" draw:layer="composants" svg:width="0.197cm" svg:height="0.158cm" svg:x="12.435cm" svg:y="9.12cm">
            <draw:text-box>
              <text:p text:style-name="P19"><text:span text:style-name="T8">D</text:span><text:span text:style-name="T8">1</text:span><text:span text:style-name="T8">0</text:span></text:p>
            </draw:text-box>
          </draw:frame>
          <draw:frame draw:style-name="gr34" draw:text-style-name="P20" draw:layer="composants" svg:width="0.197cm" svg:height="0.158cm" svg:x="12.435cm" svg:y="8.862cm">
            <draw:text-box>
              <text:p text:style-name="P19"><text:span text:style-name="T8">D</text:span><text:span text:style-name="T8">1</text:span><text:span text:style-name="T8">1</text:span></text:p>
            </draw:text-box>
          </draw:frame>
          <draw:frame draw:style-name="gr34" draw:text-style-name="P20" draw:layer="composants" svg:width="0.197cm" svg:height="0.158cm" svg:x="12.435cm" svg:y="8.608cm">
            <draw:text-box>
              <text:p text:style-name="P19"><text:span text:style-name="T8">D</text:span><text:span text:style-name="T8">1</text:span><text:span text:style-name="T8">2</text:span></text:p>
            </draw:text-box>
          </draw:frame>
          <draw:frame draw:style-name="gr35" draw:text-style-name="P21" draw:layer="composants" svg:width="0.207cm" svg:height="0.158cm" svg:x="11.296cm" svg:y="12.155cm">
            <draw:text-box>
              <text:p><text:span text:style-name="T8">V</text:span><text:span text:style-name="T8">I</text:span><text:span text:style-name="T8">N</text:span></text:p>
            </draw:text-box>
          </draw:frame>
          <draw:frame draw:style-name="gr36" draw:text-style-name="P21" draw:layer="composants" svg:width="0.223cm" svg:height="0.158cm" svg:x="11.296cm" svg:y="11.652cm">
            <draw:text-box>
              <text:p><text:span text:style-name="T8">R</text:span><text:span text:style-name="T8">S</text:span><text:span text:style-name="T8">T</text:span></text:p>
            </draw:text-box>
          </draw:frame>
          <draw:frame draw:style-name="gr37" draw:text-style-name="P21" draw:layer="composants" svg:width="0.179cm" svg:height="0.158cm" svg:x="11.296cm" svg:y="11.41cm">
            <draw:text-box>
              <text:p><text:span text:style-name="T8">5</text:span><text:span text:style-name="T8">V</text:span></text:p>
            </draw:text-box>
          </draw:frame>
          <draw:frame draw:style-name="gr38" draw:text-style-name="P21" draw:layer="composants" svg:width="0.174cm" svg:height="0.158cm" svg:x="11.296cm" svg:y="11.155cm">
            <draw:text-box>
              <text:p><text:span text:style-name="T8">A</text:span><text:span text:style-name="T8">7</text:span></text:p>
            </draw:text-box>
          </draw:frame>
          <draw:frame draw:style-name="gr38" draw:text-style-name="P21" draw:layer="composants" svg:width="0.174cm" svg:height="0.158cm" svg:x="11.296cm" svg:y="10.904cm">
            <draw:text-box>
              <text:p><text:span text:style-name="T8">A</text:span><text:span text:style-name="T8">6</text:span></text:p>
            </draw:text-box>
          </draw:frame>
          <draw:frame draw:style-name="gr38" draw:text-style-name="P21" draw:layer="composants" svg:width="0.174cm" svg:height="0.158cm" svg:x="11.296cm" svg:y="10.652cm">
            <draw:text-box>
              <text:p><text:span text:style-name="T8">A</text:span><text:span text:style-name="T8">5</text:span></text:p>
            </draw:text-box>
          </draw:frame>
          <draw:frame draw:style-name="gr38" draw:text-style-name="P21" draw:layer="composants" svg:width="0.174cm" svg:height="0.158cm" svg:x="11.296cm" svg:y="10.394cm">
            <draw:text-box>
              <text:p><text:span text:style-name="T8">A</text:span><text:span text:style-name="T8">4</text:span></text:p>
            </draw:text-box>
          </draw:frame>
          <draw:frame draw:style-name="gr39" draw:text-style-name="P21" draw:layer="composants" svg:width="0.184cm" svg:height="0.158cm" svg:x="11.296cm" svg:y="9.125cm">
            <draw:text-box>
              <text:p><text:span text:style-name="T8">R</text:span><text:span text:style-name="T8">E</text:span><text:span text:style-name="T8">F</text:span></text:p>
            </draw:text-box>
          </draw:frame>
          <draw:frame draw:style-name="gr39" draw:text-style-name="P21" draw:layer="composants" svg:width="0.184cm" svg:height="0.158cm" svg:x="11.296cm" svg:y="8.868cm">
            <draw:text-box>
              <text:p><text:span text:style-name="T8">3</text:span><text:span text:style-name="T8">V</text:span><text:span text:style-name="T8">3</text:span></text:p>
            </draw:text-box>
          </draw:frame>
          <draw:frame draw:style-name="gr40" draw:text-style-name="P21" draw:layer="composants" svg:width="0.197cm" svg:height="0.158cm" svg:x="11.296cm" svg:y="8.601cm">
            <draw:text-box>
              <text:p><text:span text:style-name="T8">D</text:span><text:span text:style-name="T8">1</text:span><text:span text:style-name="T8">3</text:span></text:p>
            </draw:text-box>
          </draw:frame>
          <draw:custom-shape draw:style-name="gr41" draw:text-style-name="P22" draw:layer="composants" svg:width="0.25cm" svg:height="0.25cm" draw:transform="rotate (-1.5707963267949) translate (11.836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3" draw:layer="composants" svg:width="0.09cm" svg:height="0.09cm" svg:x="11.666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2" draw:layer="composants" svg:width="0.25cm" svg:height="0.25cm" draw:transform="rotate (-1.5707963267949) translate (12.09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3" draw:layer="composants" svg:width="0.09cm" svg:height="0.09cm" svg:x="11.92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2" draw:layer="composants" svg:width="0.25cm" svg:height="0.25cm" draw:transform="rotate (-1.5707963267949) translate (12.34cm 12.3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3" draw:layer="composants" svg:width="0.09cm" svg:height="0.09cm" svg:x="12.17cm" svg:y="12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2" draw:layer="composants" svg:width="0.25cm" svg:height="0.25cm" draw:transform="rotate (-1.5707963267949) translate (11.832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3" draw:layer="composants" svg:width="0.09cm" svg:height="0.09cm" svg:x="11.662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2" draw:layer="composants" svg:width="0.25cm" svg:height="0.25cm" draw:transform="rotate (-1.5707963267949) translate (12.086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3" draw:layer="composants" svg:width="0.09cm" svg:height="0.09cm" svg:x="11.916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2" draw:layer="composants" svg:width="0.25cm" svg:height="0.25cm" draw:transform="rotate (-1.5707963267949) translate (12.336cm 12.1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3" draw:layer="composants" svg:width="0.09cm" svg:height="0.09cm" svg:x="12.166cm" svg:y="1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24" draw:layer="composants" svg:width="0.844cm" svg:height="0.179cm" draw:transform="rotate (-1.5707963267949) translate (12.034cm 9.974cm)">
            <draw:text-box>
              <text:p text:style-name="P19"><text:span text:style-name="T9">A</text:span><text:span text:style-name="T9">r</text:span><text:span text:style-name="T9">d</text:span><text:span text:style-name="T9">u</text:span><text:span text:style-name="T9">i</text:span><text:span text:style-name="T9">n</text:span><text:span text:style-name="T9">o</text:span><text:span text:style-name="T9"> </text:span><text:span text:style-name="T9">N</text:span><text:span text:style-name="T9">a</text:span><text:span text:style-name="T9">n</text:span><text:span text:style-name="T9">o</text:span></text:p>
            </draw:text-box>
          </draw:frame>
        </draw:g>
        <draw:frame draw:style-name="gr44" draw:text-style-name="P15" draw:layer="composants" svg:width="0.548cm" svg:height="0.158cm" svg:x="7.919cm" svg:y="14.443cm">
          <draw:text-box>
            <text:p text:style-name="P2"><text:span text:style-name="T6">P</text:span><text:span text:style-name="T6">u</text:span><text:span text:style-name="T6">l</text:span><text:span text:style-name="T6">s</text:span><text:span text:style-name="T6">e</text:span><text:span text:style-name="T6">-</text:span><text:span text:style-name="T6">1</text:span><text:span text:style-name="T6">4</text:span></text:p>
          </draw:text-box>
        </draw:frame>
        <draw:frame draw:style-name="gr22" draw:text-style-name="P14" draw:layer="composants" svg:width="0.324cm" svg:height="0.179cm" svg:x="7.723cm" svg:y="14.208cm">
          <draw:text-box>
            <text:p text:style-name="P13"><text:span text:style-name="T5">S</text:span><text:span text:style-name="T5">0</text:span><text:span text:style-name="T5">-</text:span></text:p>
          </draw:text-box>
        </draw:frame>
        <draw:frame draw:style-name="gr22" draw:text-style-name="P14" draw:layer="composants" svg:width="0.324cm" svg:height="0.179cm" svg:x="8.213cm" svg:y="14.212cm">
          <draw:text-box>
            <text:p text:style-name="P13"><text:span text:style-name="T5">S</text:span><text:span text:style-name="T5">0</text:span><text:span text:style-name="T5">+</text:span></text:p>
          </draw:text-box>
        </draw:frame>
        <draw:line draw:style-name="gr45" draw:text-style-name="P6" draw:layer="straps" svg:x1="7.89cm" svg:y1="13.862cm" svg:x2="7.896cm" svg:y2="13.478cm">
          <text:p/>
        </draw:line>
        <draw:line draw:style-name="gr7" draw:text-style-name="P1" draw:layer="coupures" svg:x1="8.147cm" svg:y1="14.125cm" svg:x2="8.147cm" svg:y2="13.9cm">
          <text:p/>
        </draw:line>
        <draw:g>
          <draw:custom-shape draw:style-name="gr46" draw:text-style-name="P1" draw:layer="composants" svg:width="0.25cm" svg:height="0.25cm" draw:transform="rotate (1.5707963267949) translate (9.047cm 13.3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9.127cm 13.0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9.127cm 13.2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25" draw:layer="composants" svg:x1="9.171cm" svg:y1="13.114cm" svg:x2="9.171cm" svg:y2="12.989cm">
            <text:p text:style-name="P2"><text:span text:style-name="T10">1</text:span><text:span text:style-name="T10">k</text:span></text:p>
          </draw:line>
        </draw:g>
        <draw:g>
          <draw:custom-shape draw:style-name="gr46" draw:text-style-name="P1" draw:layer="composants" svg:width="0.25cm" svg:height="0.25cm" draw:transform="rotate (1.5707963267949) translate (13.876cm 11.8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13.956cm 11.5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13.956cm 11.7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25" draw:layer="composants" svg:x1="14cm" svg:y1="11.613cm" svg:x2="14cm" svg:y2="11.488cm">
            <text:p text:style-name="P2"><text:span text:style-name="T10">1</text:span><text:span text:style-name="T10">0</text:span><text:span text:style-name="T10">k</text:span></text:p>
          </draw:line>
        </draw:g>
        <draw:line draw:style-name="gr7" draw:text-style-name="P1" draw:layer="coupures" svg:x1="8.913cm" svg:y1="13.352cm" svg:x2="8.913cm" svg:y2="12.916cm">
          <text:p/>
        </draw:line>
        <draw:line draw:style-name="gr7" draw:text-style-name="P1" draw:layer="coupures" svg:x1="7.9cm" svg:y1="13.352cm" svg:x2="7.9cm" svg:y2="12.916cm">
          <text:p/>
        </draw:line>
        <draw:line draw:style-name="gr45" draw:text-style-name="P6" draw:layer="straps" svg:x1="9.472cm" svg:y1="13.891cm" svg:x2="9.691cm" svg:y2="13.218cm">
          <text:p/>
        </draw:line>
        <draw:line draw:style-name="gr45" draw:text-style-name="P6" draw:layer="straps" svg:x1="8.463cm" svg:y1="13.864cm" svg:x2="8.682cm" svg:y2="13.225cm">
          <text:p/>
        </draw:line>
        <draw:g>
          <draw:custom-shape draw:style-name="gr46" draw:text-style-name="P1" draw:layer="composants" svg:width="0.25cm" svg:height="0.25cm" draw:transform="rotate (1.5707963267949) translate (9.303cm 13.3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9.383cm 13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5" draw:layer="composants" svg:x1="9.427cm" svg:y1="13.117cm" svg:x2="9.427cm" svg:y2="12.701cm">
            <text:p text:style-name="P2"><text:span text:style-name="T10">1</text:span><text:span text:style-name="T10">0</text:span><text:span text:style-name="T10">k</text:span></text:p>
          </draw:line>
        </draw:g>
        <draw:g>
          <draw:custom-shape draw:style-name="gr46" draw:text-style-name="P1" draw:layer="composants" svg:width="0.25cm" svg:height="0.25cm" draw:transform="rotate (1.5707963267949) translate (8.28cm 13.3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8.36cm 13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5" draw:layer="composants" svg:x1="8.404cm" svg:y1="13.119cm" svg:x2="8.404cm" svg:y2="12.703cm">
            <text:p text:style-name="P2"><text:span text:style-name="T10">1</text:span><text:span text:style-name="T10">0</text:span><text:span text:style-name="T10">k</text:span></text:p>
          </draw:line>
        </draw:g>
        <draw:frame draw:style-name="gr50" draw:text-style-name="P26" draw:layer="straps" svg:width="0.167cm" svg:height="0.212cm" draw:transform="rotate (1.5707963267949) translate (9.452cm 12.988cm)">
          <draw:text-box>
            <text:p text:style-name="P7"><text:span text:style-name="T11">A</text:span><text:span text:style-name="T11">2</text:span></text:p>
          </draw:text-box>
        </draw:frame>
        <draw:line draw:style-name="gr51" draw:text-style-name="P6" draw:layer="straps" svg:x1="9.679cm" svg:y1="13.039cm" svg:x2="9.683cm" svg:y2="12.757cm">
          <text:p/>
        </draw:line>
        <draw:frame draw:style-name="gr50" draw:text-style-name="P26" draw:layer="straps" svg:width="0.167cm" svg:height="0.212cm" draw:transform="rotate (1.5707963267949) translate (8.443cm 12.999cm)">
          <draw:text-box>
            <text:p text:style-name="P7"><text:span text:style-name="T11">A</text:span><text:span text:style-name="T11">3</text:span></text:p>
          </draw:text-box>
        </draw:frame>
        <draw:line draw:style-name="gr51" draw:text-style-name="P6" draw:layer="straps" svg:x1="8.67cm" svg:y1="13.05cm" svg:x2="8.674cm" svg:y2="12.768cm">
          <text:p/>
        </draw:line>
        <draw:line draw:style-name="gr52" draw:text-style-name="P6" draw:layer="straps" svg:x1="16.537cm" svg:y1="12.042cm" svg:x2="16.537cm" svg:y2="11.451cm">
          <text:p/>
        </draw:line>
        <draw:line draw:style-name="gr7" draw:text-style-name="P1" draw:layer="coupures" svg:x1="16.156cm" svg:y1="7.521cm" svg:x2="16.156cm" svg:y2="6.545cm">
          <text:p/>
        </draw:line>
        <draw:line draw:style-name="gr7" draw:text-style-name="P1" draw:layer="coupures" svg:x1="9.534cm" svg:y1="7.52cm" svg:x2="9.534cm" svg:y2="6.544cm">
          <text:p/>
        </draw:line>
        <draw:line draw:style-name="gr7" draw:text-style-name="P1" draw:layer="coupures" svg:x1="14.63cm" svg:y1="7.528cm" svg:x2="14.63cm" svg:y2="6.552cm">
          <text:p/>
        </draw:line>
        <draw:g>
          <draw:custom-shape draw:style-name="gr53" draw:text-style-name="P27" draw:layer="composants" svg:width="1.5cm" svg:height="3cm" draw:transform="rotate (-1.5707963267949) translate (11.413cm 6.3cm)">
            <text:p text:style-name="P2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8" draw:layer="composants" svg:width="0.08cm" svg:height="0.08cm" draw:transform="rotate (-1.5707963267949) translate (11.233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8" draw:layer="composants" svg:width="0.08cm" svg:height="0.08cm" draw:transform="rotate (-1.5707963267949) translate (11.233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8" draw:layer="composants" svg:width="0.08cm" svg:height="0.08cm" draw:transform="rotate (-1.5707963267949) translate (11.233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8" draw:layer="composants" svg:width="0.08cm" svg:height="0.08cm" draw:transform="rotate (-1.5707963267949) translate (11.233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8" draw:layer="composants" svg:width="0.08cm" svg:height="0.08cm" draw:transform="rotate (-1.5707963267949) translate (10.975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8" draw:layer="composants" svg:width="0.08cm" svg:height="0.08cm" draw:transform="rotate (-1.5707963267949) translate (10.975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8" draw:layer="composants" svg:width="0.08cm" svg:height="0.08cm" draw:transform="rotate (-1.5707963267949) translate (10.975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8" draw:layer="composants" svg:width="0.08cm" svg:height="0.08cm" draw:transform="rotate (-1.5707963267949) translate (10.975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29" draw:layer="composants" svg:width="0.815cm" svg:height="0.409cm" svg:x="11.051cm" svg:y="7.215cm">
            <draw:text-box>
              <text:p text:style-name="P13"><text:span text:style-name="T13">G</text:span><text:span text:style-name="T13">N</text:span><text:span text:style-name="T13">D</text:span></text:p>
            </draw:text-box>
          </draw:frame>
          <draw:frame draw:style-name="gr55" draw:text-style-name="P29" draw:layer="composants" svg:width="0.815cm" svg:height="0.409cm" svg:x="10.25cm" svg:y="7.215cm">
            <draw:text-box>
              <text:p text:style-name="P13"><text:span text:style-name="T13">V</text:span><text:span text:style-name="T13">C</text:span><text:span text:style-name="T13">C</text:span></text:p>
            </draw:text-box>
          </draw:frame>
          <draw:frame draw:style-name="gr56" draw:text-style-name="P29" draw:layer="composants" svg:width="0.884cm" svg:height="0.408cm" svg:x="11.044cm" svg:y="6.455cm">
            <draw:text-box>
              <text:p text:style-name="P13"><text:span text:style-name="T13">M</text:span><text:span text:style-name="T13">I</text:span><text:span text:style-name="T13">S</text:span><text:span text:style-name="T13">O</text:span></text:p>
            </draw:text-box>
          </draw:frame>
          <draw:frame draw:style-name="gr55" draw:text-style-name="P29" draw:layer="composants" svg:width="0.815cm" svg:height="0.409cm" svg:x="10.246cm" svg:y="6.456cm">
            <draw:text-box>
              <text:p text:style-name="P13"><text:span text:style-name="T13">I</text:span><text:span text:style-name="T13">R</text:span><text:span text:style-name="T13">Q</text:span></text:p>
            </draw:text-box>
          </draw:frame>
        </draw:g>
        <draw:custom-shape draw:style-name="gr57" draw:text-style-name="P12" draw:layer="Tensions" svg:width="3.448cm" svg:height="0.18cm" svg:x="11.127cm" svg:y="7.32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2" draw:layer="Tensions" svg:width="0.915cm" svg:height="0.18cm" svg:x="16.23cm" svg:y="7.32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straps" svg:x1="16.793cm" svg:y1="8.463cm" svg:x2="16.793cm" svg:y2="7.38cm">
          <text:p/>
        </draw:line>
        <draw:line draw:style-name="gr7" draw:text-style-name="P1" draw:layer="coupures" svg:x1="7.636cm" svg:y1="6.281cm" svg:x2="7.636cm" svg:y2="6.007cm">
          <text:p/>
        </draw:line>
        <draw:custom-shape draw:style-name="gr59" draw:text-style-name="P12" draw:layer="Tensions" svg:width="9.449cm" svg:height="0.18cm" svg:x="7.718cm" svg:y="6.061cm">
          <text:p/>
          <draw:enhanced-geometry svg:viewBox="0 0 21600 21600" draw:type="rectangle" draw:enhanced-path="M 0 0 L 21600 0 21600 21600 0 21600 0 0 Z N"/>
        </draw:custom-shape>
        <draw:g>
          <draw:custom-shape draw:style-name="gr60" draw:text-style-name="P30" draw:layer="composants" svg:width="0.423cm" svg:height="0.698cm" draw:transform="rotate (1.5707963267949) translate (15.052cm 11.8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2" draw:layer="composants" svg:width="0.08cm" svg:height="0.08cm" draw:transform="rotate (1.5707963267949) translate (15.743cm 11.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2" draw:layer="composants" svg:width="0.08cm" svg:height="0.08cm" draw:transform="rotate (1.5707963267949) translate (15.743cm 11.5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2" draw:layer="composants" svg:width="0.08cm" svg:height="0.08cm" draw:transform="rotate (1.5707963267949) translate (14.976cm 11.5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2" draw:layer="composants" svg:width="0.08cm" svg:height="0.08cm" draw:transform="rotate (1.5707963267949) translate (14.976cm 11.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1" draw:layer="composants" svg:width="0.098cm" svg:height="0.1cm" draw:transform="rotate (-3.14159265358979) translate (15.569cm 11.66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3" draw:text-style-name="P31" draw:layer="composants" svg:x1="15.57cm" svg:y1="11.662cm" svg:x2="15.47cm" svg:y2="11.662cm">
            <text:p/>
          </draw:line>
          <draw:custom-shape draw:style-name="gr62" draw:text-style-name="P31" draw:layer="composants" svg:width="0.098cm" svg:height="0.1cm" svg:x="15.598cm" svg:y="11.56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3" draw:text-style-name="P31" draw:layer="composants" svg:x1="15.597cm" svg:y1="11.564cm" svg:x2="15.697cm" svg:y2="11.564cm">
            <text:p/>
          </draw:line>
          <draw:line draw:style-name="gr64" draw:text-style-name="P25" draw:layer="composants" svg:x1="15.523cm" svg:y1="11.484cm" svg:x2="15.523cm" svg:y2="11.562cm">
            <text:p/>
          </draw:line>
          <draw:line draw:style-name="gr64" draw:text-style-name="P25" draw:layer="composants" svg:x1="15.648cm" svg:y1="11.484cm" svg:x2="15.648cm" svg:y2="11.562cm">
            <text:p/>
          </draw:line>
          <draw:line draw:style-name="gr64" draw:text-style-name="P25" draw:layer="composants" svg:x1="15.648cm" svg:y1="11.668cm" svg:x2="15.648cm" svg:y2="11.746cm">
            <text:p/>
          </draw:line>
          <draw:line draw:style-name="gr64" draw:text-style-name="P25" draw:layer="composants" svg:x1="15.518cm" svg:y1="11.663cm" svg:x2="15.518cm" svg:y2="11.741cm">
            <text:p/>
          </draw:line>
          <draw:line draw:style-name="gr64" draw:text-style-name="P25" draw:layer="composants" svg:x1="15.743cm" svg:y1="11.742cm" svg:x2="15.516cm" svg:y2="11.742cm">
            <text:p/>
          </draw:line>
          <draw:line draw:style-name="gr64" draw:text-style-name="P25" draw:layer="composants" svg:x1="15.519cm" svg:y1="11.488cm" svg:x2="15.751cm" svg:y2="11.488cm">
            <text:p/>
          </draw:line>
          <draw:line draw:style-name="gr65" draw:text-style-name="P1" draw:layer="composants" svg:x1="15.292cm" svg:y1="11.707cm" svg:x2="15.292cm" svg:y2="11.536cm">
            <text:p/>
          </draw:line>
          <draw:line draw:style-name="gr66" draw:text-style-name="P1" draw:layer="composants" svg:x1="15.293cm" svg:y1="11.626cm" svg:x2="15.195cm" svg:y2="11.537cm">
            <text:p/>
          </draw:line>
          <draw:line draw:style-name="gr65" draw:text-style-name="P1" draw:layer="composants" svg:x1="15.288cm" svg:y1="11.626cm" svg:x2="15.202cm" svg:y2="11.705cm">
            <text:p/>
          </draw:line>
          <draw:line draw:style-name="gr64" draw:text-style-name="P25" draw:layer="composants" svg:x1="15.043cm" svg:y1="11.484cm" svg:x2="15.203cm" svg:y2="11.484cm">
            <text:p/>
          </draw:line>
          <draw:line draw:style-name="gr64" draw:text-style-name="P25" draw:layer="composants" svg:x1="15.056cm" svg:y1="11.741cm" svg:x2="15.198cm" svg:y2="11.741cm">
            <text:p/>
          </draw:line>
          <draw:line draw:style-name="gr64" draw:text-style-name="P25" draw:layer="composants" svg:x1="15.199cm" svg:y1="11.543cm" svg:x2="15.199cm" svg:y2="11.481cm">
            <text:p/>
          </draw:line>
          <draw:line draw:style-name="gr64" draw:text-style-name="P25" draw:layer="composants" svg:x1="15.203cm" svg:y1="11.746cm" svg:x2="15.203cm" svg:y2="11.704cm">
            <text:p/>
          </draw:line>
          <draw:frame draw:style-name="gr67" draw:text-style-name="P32" draw:layer="composants" svg:width="0.062cm" svg:height="0.12cm" draw:transform="rotate (1.5707963267949) translate (15.627cm 11.82cm)">
            <draw:text-box>
              <text:p text:style-name="P13"><text:span text:style-name="T14">1</text:span></text:p>
            </draw:text-box>
          </draw:frame>
        </draw:g>
        <draw:g>
          <draw:custom-shape draw:style-name="gr68" draw:text-style-name="P9" draw:layer="composants" svg:width="0.256cm" svg:height="0.487cm" draw:transform="rotate (-3.14159265358979) translate (17.177cm 12.1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composants" svg:width="0.077cm" svg:height="0.078cm" draw:transform="rotate (-3.14159265358979) translate (17.092cm 12.0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composants" svg:width="0.077cm" svg:height="0.077cm" draw:transform="rotate (-3.14159265358979) translate (17.085cm 11.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0" draw:text-style-name="P30" draw:layer="composants" svg:width="0.423cm" svg:height="0.698cm" draw:transform="rotate (1.5707963267949) translate (15.04cm 12.3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2" draw:layer="composants" svg:width="0.08cm" svg:height="0.08cm" draw:transform="rotate (1.5707963267949) translate (15.731cm 12.2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2" draw:layer="composants" svg:width="0.08cm" svg:height="0.08cm" draw:transform="rotate (1.5707963267949) translate (15.731cm 12.0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2" draw:layer="composants" svg:width="0.08cm" svg:height="0.08cm" draw:transform="rotate (1.5707963267949) translate (14.964cm 12.0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22" draw:layer="composants" svg:width="0.08cm" svg:height="0.08cm" draw:transform="rotate (1.5707963267949) translate (14.964cm 12.2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1" draw:layer="composants" svg:width="0.098cm" svg:height="0.1cm" draw:transform="rotate (-3.14159265358979) translate (15.557cm 12.1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3" draw:text-style-name="P31" draw:layer="composants" svg:x1="15.558cm" svg:y1="12.169cm" svg:x2="15.458cm" svg:y2="12.169cm">
            <text:p/>
          </draw:line>
          <draw:custom-shape draw:style-name="gr62" draw:text-style-name="P31" draw:layer="composants" svg:width="0.098cm" svg:height="0.1cm" svg:x="15.586cm" svg:y="12.0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3" draw:text-style-name="P31" draw:layer="composants" svg:x1="15.585cm" svg:y1="12.071cm" svg:x2="15.685cm" svg:y2="12.071cm">
            <text:p/>
          </draw:line>
          <draw:line draw:style-name="gr64" draw:text-style-name="P25" draw:layer="composants" svg:x1="15.511cm" svg:y1="11.991cm" svg:x2="15.511cm" svg:y2="12.069cm">
            <text:p/>
          </draw:line>
          <draw:line draw:style-name="gr64" draw:text-style-name="P25" draw:layer="composants" svg:x1="15.636cm" svg:y1="11.991cm" svg:x2="15.636cm" svg:y2="12.069cm">
            <text:p/>
          </draw:line>
          <draw:line draw:style-name="gr64" draw:text-style-name="P25" draw:layer="composants" svg:x1="15.636cm" svg:y1="12.175cm" svg:x2="15.636cm" svg:y2="12.253cm">
            <text:p/>
          </draw:line>
          <draw:line draw:style-name="gr64" draw:text-style-name="P25" draw:layer="composants" svg:x1="15.506cm" svg:y1="12.17cm" svg:x2="15.506cm" svg:y2="12.248cm">
            <text:p/>
          </draw:line>
          <draw:line draw:style-name="gr64" draw:text-style-name="P25" draw:layer="composants" svg:x1="15.731cm" svg:y1="12.249cm" svg:x2="15.504cm" svg:y2="12.249cm">
            <text:p/>
          </draw:line>
          <draw:line draw:style-name="gr64" draw:text-style-name="P25" draw:layer="composants" svg:x1="15.507cm" svg:y1="11.995cm" svg:x2="15.739cm" svg:y2="11.995cm">
            <text:p/>
          </draw:line>
          <draw:line draw:style-name="gr65" draw:text-style-name="P1" draw:layer="composants" svg:x1="15.28cm" svg:y1="12.214cm" svg:x2="15.28cm" svg:y2="12.043cm">
            <text:p/>
          </draw:line>
          <draw:line draw:style-name="gr66" draw:text-style-name="P1" draw:layer="composants" svg:x1="15.281cm" svg:y1="12.133cm" svg:x2="15.183cm" svg:y2="12.044cm">
            <text:p/>
          </draw:line>
          <draw:line draw:style-name="gr65" draw:text-style-name="P1" draw:layer="composants" svg:x1="15.276cm" svg:y1="12.133cm" svg:x2="15.19cm" svg:y2="12.212cm">
            <text:p/>
          </draw:line>
          <draw:line draw:style-name="gr64" draw:text-style-name="P25" draw:layer="composants" svg:x1="15.031cm" svg:y1="11.991cm" svg:x2="15.191cm" svg:y2="11.991cm">
            <text:p/>
          </draw:line>
          <draw:line draw:style-name="gr64" draw:text-style-name="P25" draw:layer="composants" svg:x1="15.044cm" svg:y1="12.248cm" svg:x2="15.186cm" svg:y2="12.248cm">
            <text:p/>
          </draw:line>
          <draw:line draw:style-name="gr64" draw:text-style-name="P25" draw:layer="composants" svg:x1="15.187cm" svg:y1="12.05cm" svg:x2="15.187cm" svg:y2="11.988cm">
            <text:p/>
          </draw:line>
          <draw:line draw:style-name="gr64" draw:text-style-name="P25" draw:layer="composants" svg:x1="15.191cm" svg:y1="12.253cm" svg:x2="15.191cm" svg:y2="12.211cm">
            <text:p/>
          </draw:line>
          <draw:frame draw:style-name="gr67" draw:text-style-name="P32" draw:layer="composants" svg:width="0.062cm" svg:height="0.12cm" draw:transform="rotate (1.5707963267949) translate (15.615cm 12.327cm)">
            <draw:text-box>
              <text:p text:style-name="P13"><text:span text:style-name="T14">1</text:span></text:p>
            </draw:text-box>
          </draw:frame>
        </draw:g>
        <draw:g>
          <draw:custom-shape draw:style-name="gr46" draw:text-style-name="P1" draw:layer="composants" svg:width="0.25cm" svg:height="0.25cm" draw:transform="rotate (-3.14159265358979) translate (16.411cm 11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-3.14159265358979) translate (16.079cm 11.7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-3.14159265358979) translate (16.331cm 11.7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25" draw:layer="composants" svg:x1="16.157cm" svg:y1="11.744cm" svg:x2="16.032cm" svg:y2="11.744cm">
            <text:p text:style-name="P2"><text:span text:style-name="T10">D</text:span><text:span text:style-name="T10">1</text:span></text:p>
          </draw:line>
          <draw:frame draw:style-name="gr69" draw:text-style-name="P34" draw:layer="composants" svg:width="0.057cm" svg:height="0.179cm" draw:transform="rotate (1.5707963267949) translate (15.832cm 11.775cm)">
            <draw:text-box>
              <text:p text:style-name="P33"><text:span text:style-name="T15">-</text:span></text:p>
            </draw:text-box>
          </draw:frame>
          <draw:frame draw:style-name="gr70" draw:text-style-name="P34" draw:layer="composants" svg:width="0.099cm" svg:height="0.179cm" draw:transform="rotate (1.5707963267949) translate (16.273cm 11.788cm)">
            <draw:text-box>
              <text:p text:style-name="P33"><text:span text:style-name="T15">+</text:span></text:p>
            </draw:text-box>
          </draw:frame>
        </draw:g>
        <draw:g>
          <draw:custom-shape draw:style-name="gr46" draw:text-style-name="P1" draw:layer="composants" svg:width="0.25cm" svg:height="0.25cm" draw:transform="rotate (-3.14159265358979) translate (16.4cm 12.1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-3.14159265358979) translate (16.068cm 12.0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-3.14159265358979) translate (16.32cm 12.0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25" draw:layer="composants" svg:x1="16.146cm" svg:y1="11.991cm" svg:x2="16.021cm" svg:y2="11.991cm">
            <text:p text:style-name="P2"><text:span text:style-name="T10">D</text:span><text:span text:style-name="T10">2</text:span></text:p>
          </draw:line>
          <draw:frame draw:style-name="gr69" draw:text-style-name="P34" draw:layer="composants" svg:width="0.057cm" svg:height="0.179cm" draw:transform="rotate (1.5707963267949) translate (15.821cm 12.022cm)">
            <draw:text-box>
              <text:p text:style-name="P33"><text:span text:style-name="T15">-</text:span></text:p>
            </draw:text-box>
          </draw:frame>
          <draw:frame draw:style-name="gr70" draw:text-style-name="P34" draw:layer="composants" svg:width="0.099cm" svg:height="0.179cm" draw:transform="rotate (1.5707963267949) translate (16.262cm 12.035cm)">
            <draw:text-box>
              <text:p text:style-name="P33"><text:span text:style-name="T15">+</text:span></text:p>
            </draw:text-box>
          </draw:frame>
        </draw:g>
        <draw:line draw:style-name="gr52" draw:text-style-name="P6" draw:layer="straps" svg:x1="16.791cm" svg:y1="12.302cm" svg:x2="16.791cm" svg:y2="11.711cm">
          <text:p/>
        </draw:line>
        <draw:line draw:style-name="gr7" draw:text-style-name="P1" draw:layer="coupures" svg:x1="15.4cm" svg:y1="12.349cm" svg:x2="15.4cm" svg:y2="11.402cm">
          <text:p/>
        </draw:line>
        <draw:g>
          <draw:custom-shape draw:style-name="gr47" draw:text-style-name="P25" draw:layer="composants" svg:width="0.08cm" svg:height="0.08cm" draw:transform="rotate (1.5707963267949) translate (14.461cm 11.2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25" draw:layer="composants" svg:x1="14.548cm" svg:y1="11.351cm" svg:x2="14.548cm" svg:y2="11.601cm">
            <text:p/>
          </draw:line>
          <draw:custom-shape draw:style-name="gr47" draw:text-style-name="P25" draw:layer="composants" svg:width="0.08cm" svg:height="0.08cm" draw:transform="rotate (1.5707963267949) translate (14.461cm 11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8cm" svg:height="0.08cm" draw:transform="rotate (1.5707963267949) translate (14.461cm 11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25" draw:layer="composants" svg:x1="14.513cm" svg:y1="11.712cm" svg:x2="14.551cm" svg:y2="11.587cm">
            <text:p/>
          </draw:line>
          <draw:path draw:style-name="gr72" draw:text-style-name="P35" draw:layer="composants" svg:width="0.279cm" svg:height="0.167cm" draw:transform="rotate (-1.5707963267949) translate (14.72cm 11.342cm)" svg:viewBox="0 0 280 168" svg:d="M247 168c2-9 3-18 3-28 0-16-3-30-8-44-6-13-14-25-23-35-10-9-22-17-35-23-14-5-28-8-44-8s-30 3-44 8c-13 6-25 14-35 23-9 10-17 22-23 35-5 14-8 28-8 44 0 10 1 19 3 28h-30c-2-9-3-18-3-28 0-20 4-38 11-55s17-32 29-45c13-12 28-22 45-29s35-11 55-11 38 4 55 11 32 17 45 29c12 13 22 28 29 45s11 35 11 55c0 10-1 19-3 28z">
            <text:p/>
          </draw:path>
          <draw:line draw:style-name="gr71" draw:text-style-name="P25" draw:layer="composants" svg:x1="14.51cm" svg:y1="11.235cm" svg:x2="14.551cm" svg:y2="11.351cm">
            <text:p/>
          </draw:line>
          <draw:frame draw:style-name="gr73" draw:text-style-name="P36" draw:layer="composants" svg:width="0.078cm" svg:height="0.141cm" svg:x="14.443cm" svg:y="11.507cm">
            <draw:text-box>
              <text:p><text:span text:style-name="T16">G</text:span></text:p>
            </draw:text-box>
          </draw:frame>
          <draw:frame draw:style-name="gr73" draw:text-style-name="P36" draw:layer="composants" svg:width="0.078cm" svg:height="0.141cm" svg:x="14.551cm" svg:y="11.671cm">
            <draw:text-box>
              <text:p><text:span text:style-name="T16">S</text:span></text:p>
            </draw:text-box>
          </draw:frame>
          <draw:frame draw:style-name="gr73" draw:text-style-name="P36" draw:layer="composants" svg:width="0.078cm" svg:height="0.141cm" svg:x="14.556cm" svg:y="11.158cm">
            <draw:text-box>
              <text:p><text:span text:style-name="T16">D</text:span></text:p>
            </draw:text-box>
          </draw:frame>
        </draw:g>
        <draw:line draw:style-name="gr6" draw:text-style-name="P6" draw:layer="straps" svg:x1="14.758cm" svg:y1="12.293cm" svg:x2="14.758cm" svg:y2="11.705cm">
          <text:p/>
        </draw:line>
        <draw:line draw:style-name="gr7" draw:text-style-name="P1" draw:layer="coupures" svg:x1="14.642cm" svg:y1="11.85cm" svg:x2="14.642cm" svg:y2="11.653cm">
          <text:p/>
        </draw:line>
        <draw:g>
          <draw:custom-shape draw:style-name="gr47" draw:text-style-name="P25" draw:layer="composants" svg:width="0.08cm" svg:height="0.08cm" draw:transform="rotate (-1.5707963267949) translate (14.288cm 12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25" draw:layer="composants" svg:x1="14.201cm" svg:y1="12.133cm" svg:x2="14.201cm" svg:y2="11.883cm">
            <text:p/>
          </draw:line>
          <draw:custom-shape draw:style-name="gr47" draw:text-style-name="P25" draw:layer="composants" svg:width="0.08cm" svg:height="0.08cm" draw:transform="rotate (-1.5707963267949) translate (14.288cm 11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8cm" svg:height="0.08cm" draw:transform="rotate (-1.5707963267949) translate (14.288cm 11.7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25" draw:layer="composants" svg:x1="14.236cm" svg:y1="11.772cm" svg:x2="14.198cm" svg:y2="11.897cm">
            <text:p/>
          </draw:line>
          <draw:path draw:style-name="gr72" draw:text-style-name="P35" draw:layer="composants" svg:width="0.279cm" svg:height="0.167cm" draw:transform="rotate (1.5707963267949) translate (14.029cm 12.142cm)" svg:viewBox="0 0 280 168" svg:d="M247 168c2-9 3-18 3-28 0-16-3-30-8-44-6-13-14-25-23-35-10-9-22-17-35-23-14-5-28-8-44-8s-30 3-44 8c-13 6-25 14-35 23-9 10-17 22-23 35-5 14-8 28-8 44 0 10 1 19 3 28h-30c-2-9-3-18-3-28 0-20 4-38 11-55s17-32 29-45c13-12 28-22 45-29s35-11 55-11 38 4 55 11 32 17 45 29c12 13 22 28 29 45s11 35 11 55c0 10-1 19-3 28z">
            <text:p/>
          </draw:path>
          <draw:line draw:style-name="gr71" draw:text-style-name="P25" draw:layer="composants" svg:x1="14.239cm" svg:y1="12.249cm" svg:x2="14.198cm" svg:y2="12.133cm">
            <text:p/>
          </draw:line>
          <draw:frame draw:style-name="gr73" draw:text-style-name="P36" draw:layer="composants" svg:width="0.078cm" svg:height="0.141cm" draw:transform="rotate (-3.14159265358979) translate (14.306cm 11.977cm)">
            <draw:text-box>
              <text:p><text:span text:style-name="T16">G</text:span></text:p>
            </draw:text-box>
          </draw:frame>
          <draw:frame draw:style-name="gr73" draw:text-style-name="P36" draw:layer="composants" svg:width="0.078cm" svg:height="0.141cm" draw:transform="rotate (-3.14159265358979) translate (14.198cm 11.813cm)">
            <draw:text-box>
              <text:p><text:span text:style-name="T16">S</text:span></text:p>
            </draw:text-box>
          </draw:frame>
          <draw:frame draw:style-name="gr73" draw:text-style-name="P36" draw:layer="composants" svg:width="0.078cm" svg:height="0.141cm" draw:transform="rotate (-3.14159265358979) translate (14.193cm 12.326cm)">
            <draw:text-box>
              <text:p><text:span text:style-name="T16">D</text:span></text:p>
            </draw:text-box>
          </draw:frame>
        </draw:g>
        <draw:g>
          <draw:custom-shape draw:style-name="gr46" draw:text-style-name="P1" draw:layer="composants" svg:width="0.25cm" svg:height="0.25cm" draw:transform="rotate (1.5707963267949) translate (13.615cm 12.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13.695cm 11.7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5" draw:layer="composants" svg:width="0.09cm" svg:height="0.09cm" draw:transform="rotate (1.5707963267949) translate (13.695cm 12.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25" draw:layer="composants" svg:x1="13.739cm" svg:y1="11.876cm" svg:x2="13.739cm" svg:y2="11.751cm">
            <text:p text:style-name="P2"><text:span text:style-name="T10">1</text:span><text:span text:style-name="T10">0</text:span><text:span text:style-name="T10">k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</svg:desc>
      </draw:layer>
      <draw:layer draw:name="background"/>
      <draw:layer draw:name="backgroundobjects"/>
      <draw:layer draw:name="controls"/>
      <draw:layer draw:name="measurelines"/>
      <draw:layer draw:name="Board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5-01T17:00:54.559126456</dc:date>
    <meta:editing-cycles>141</meta:editing-cycles>
    <meta:editing-duration>P2DT3H32M5S</meta:editing-duration>
    <meta:print-date>2017-04-18T15:08:19.487373499</meta:print-date>
    <meta:document-statistic meta:object-count="3314"/>
    <meta:user-defined meta:name="Info 1"/>
    <meta:user-defined meta:name="Info 2"/>
    <meta:user-defined meta:name="Info 3"/>
    <meta:user-defined meta:name="Info 4"/>
  </office:meta>
</office:document-meta>
</file>